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hadow="none"/>
    </style:style>
    <style:style style:name="Tabla1.A" style:family="table-column">
      <style:table-column-properties style:column-width="7.096cm" style:rel-column-width="4023*"/>
    </style:style>
    <style:style style:name="Tabla1.B" style:family="table-column">
      <style:table-column-properties style:column-width="0.312cm" style:rel-column-width="177*"/>
    </style:style>
    <style:style style:name="Tabla1.C" style:family="table-column">
      <style:table-column-properties style:column-width="9.592cm" style:rel-column-width="5438*"/>
    </style:style>
    <style:style style:name="Tabla1.A1" style:family="table-cell">
      <style:table-cell-properties fo:background-color="#b2b2b2" fo:padding="0.097cm" fo:border="none">
        <style:background-image/>
      </style:table-cell-properties>
    </style:style>
    <style:style style:name="Tabla1.B1" style:family="table-cell">
      <style:table-cell-properties fo:padding="0.097cm" fo:border-left="none" fo:border-right="none" fo:border-top="0.05pt solid #000000" fo:border-bottom="0.05pt solid #000000"/>
    </style:style>
    <style:style style:name="Tabla1.C1" style:family="table-cell">
      <style:table-cell-properties fo:padding="0.097cm" fo:border-left="none" fo:border-right="none" fo:border-top="0.05pt solid #000000" fo:border-bottom="0.05pt solid #000000"/>
    </style:style>
    <style:style style:name="Tabla1.B2" style:family="table-cell">
      <style:table-cell-properties fo:padding="0.097cm" fo:border-left="none" fo:border-right="none" fo:border-top="none" fo:border-bottom="0.05pt solid #000000"/>
    </style:style>
    <style:style style:name="Tabla1.C2" style:family="table-cell">
      <style:table-cell-properties fo:padding="0.097cm" fo:border-left="none" fo:border-right="none" fo:border-top="none" fo:border-bottom="0.05pt solid #000000"/>
    </style:style>
    <style:style style:name="Tabla1.B3" style:family="table-cell">
      <style:table-cell-properties fo:padding="0.097cm" fo:border-left="none" fo:border-right="none" fo:border-top="none" fo:border-bottom="0.05pt solid #000000"/>
    </style:style>
    <style:style style:name="Tabla1.C3" style:family="table-cell">
      <style:table-cell-properties fo:padding="0.097cm" fo:border-left="none" fo:border-right="none" fo:border-top="none" fo:border-bottom="0.05pt solid #000000"/>
    </style:style>
    <style:style style:name="Tabla1.B4" style:family="table-cell">
      <style:table-cell-properties fo:padding="0.097cm" fo:border-left="none" fo:border-right="none" fo:border-top="none" fo:border-bottom="0.05pt solid #000000"/>
    </style:style>
    <style:style style:name="Tabla1.C4" style:family="table-cell">
      <style:table-cell-properties fo:padding="0.097cm" fo:border-left="none" fo:border-right="none" fo:border-top="none" fo:border-bottom="0.05pt solid #000000"/>
    </style:style>
    <style:style style:name="Tabla1.B5" style:family="table-cell">
      <style:table-cell-properties fo:padding="0.097cm" fo:border-left="none" fo:border-right="none" fo:border-top="none" fo:border-bottom="0.05pt solid #000000"/>
    </style:style>
    <style:style style:name="Tabla1.C5" style:family="table-cell">
      <style:table-cell-properties fo:padding="0.097cm" fo:border-left="none" fo:border-right="none" fo:border-top="none" fo:border-bottom="0.05pt solid #000000"/>
    </style:style>
    <style:style style:name="Tabla1.B6" style:family="table-cell">
      <style:table-cell-properties fo:padding="0.097cm" fo:border-left="none" fo:border-right="none" fo:border-top="none" fo:border-bottom="0.05pt solid #000000"/>
    </style:style>
    <style:style style:name="Tabla1.C6" style:family="table-cell">
      <style:table-cell-properties fo:padding="0.097cm" fo:border-left="none" fo:border-right="none" fo:border-top="none" fo:border-bottom="0.05pt solid #000000"/>
    </style:style>
    <style:style style:name="Tabla1.B7" style:family="table-cell">
      <style:table-cell-properties fo:padding="0.097cm" fo:border-left="none" fo:border-right="none" fo:border-top="none" fo:border-bottom="0.05pt solid #000000"/>
    </style:style>
    <style:style style:name="Tabla1.C7" style:family="table-cell">
      <style:table-cell-properties fo:padding="0.097cm" fo:border-left="none" fo:border-right="none" fo:border-top="none" fo:border-bottom="0.05pt solid #000000"/>
    </style:style>
    <style:style style:name="Tabla1.B8" style:family="table-cell">
      <style:table-cell-properties fo:padding="0.097cm" fo:border-left="none" fo:border-right="none" fo:border-top="none" fo:border-bottom="0.05pt solid #000000"/>
    </style:style>
    <style:style style:name="Tabla1.C8" style:family="table-cell">
      <style:table-cell-properties fo:padding="0.097cm" fo:border-left="none" fo:border-right="none" fo:border-top="none" fo:border-bottom="0.05pt solid #000000"/>
    </style:style>
    <style:style style:name="Tabla1.B9" style:family="table-cell">
      <style:table-cell-properties fo:padding="0.097cm" fo:border-left="none" fo:border-right="none" fo:border-top="none" fo:border-bottom="0.05pt solid #000000"/>
    </style:style>
    <style:style style:name="Tabla1.C9" style:family="table-cell">
      <style:table-cell-properties fo:padding="0.097cm" fo:border-left="none" fo:border-right="none" fo:border-top="none" fo:border-bottom="0.05pt solid #000000"/>
    </style:style>
    <style:style style:name="Tabla1.B10" style:family="table-cell">
      <style:table-cell-properties fo:padding="0.097cm" fo:border-left="none" fo:border-right="none" fo:border-top="none" fo:border-bottom="0.05pt solid #000000"/>
    </style:style>
    <style:style style:name="Tabla1.C10" style:family="table-cell">
      <style:table-cell-properties fo:padding="0.097cm" fo:border-left="none" fo:border-right="none" fo:border-top="none" fo:border-bottom="0.05pt solid #000000"/>
    </style:style>
    <style:style style:name="Tabla1.B11" style:family="table-cell">
      <style:table-cell-properties fo:padding="0.097cm" fo:border-left="none" fo:border-right="none" fo:border-top="none" fo:border-bottom="0.05pt solid #000000"/>
    </style:style>
    <style:style style:name="Tabla1.C11" style:family="table-cell">
      <style:table-cell-properties fo:padding="0.097cm" fo:border-left="none" fo:border-right="none" fo:border-top="none" fo:border-bottom="0.05pt solid #000000"/>
    </style:style>
    <style:style style:name="Tabla1.B12" style:family="table-cell">
      <style:table-cell-properties fo:padding="0.097cm" fo:border-left="none" fo:border-right="none" fo:border-top="none" fo:border-bottom="0.05pt solid #000000"/>
    </style:style>
    <style:style style:name="Tabla1.C12" style:family="table-cell">
      <style:table-cell-properties fo:padding="0.097cm" fo:border-left="none" fo:border-right="none" fo:border-top="none" fo:border-bottom="0.05pt solid #000000"/>
    </style:style>
    <style:style style:name="Tabla1.B13" style:family="table-cell">
      <style:table-cell-properties fo:padding="0.097cm" fo:border-left="none" fo:border-right="none" fo:border-top="none" fo:border-bottom="0.05pt solid #000000"/>
    </style:style>
    <style:style style:name="Tabla1.C13" style:family="table-cell">
      <style:table-cell-properties fo:padding="0.097cm" fo:border-left="none" fo:border-right="none" fo:border-top="none" fo:border-bottom="0.05pt solid #000000"/>
    </style:style>
    <style:style style:name="P1" style:family="paragraph" style:parent-style-name="Standard">
      <style:text-properties style:font-name="DejaVu Sans Condensed" officeooo:rsid="0009b837" officeooo:paragraph-rsid="0009b837"/>
    </style:style>
    <style:style style:name="P2" style:family="paragraph" style:parent-style-name="Standard">
      <style:paragraph-properties fo:text-align="justify" style:justify-single-word="false"/>
      <style:text-properties style:font-name="DejaVu Sans Condensed" officeooo:rsid="0009b837" officeooo:paragraph-rsid="0009b837"/>
    </style:style>
    <style:style style:name="P3" style:family="paragraph" style:parent-style-name="Standard">
      <style:text-properties style:font-name="DejaVu Sans Condensed" fo:font-size="16pt" style:text-underline-style="solid" style:text-underline-width="auto" style:text-underline-color="font-color" fo:font-weight="bold" officeooo:rsid="0009b837" officeooo:paragraph-rsid="0009b837" style:font-size-asian="16pt" style:font-weight-asian="bold" style:font-size-complex="16pt" style:font-weight-complex="bold"/>
    </style:style>
    <style:style style:name="P4" style:family="paragraph" style:parent-style-name="Standard">
      <style:text-properties style:font-name="DejaVu Sans Condensed" fo:font-size="16pt" officeooo:rsid="0009b837" officeooo:paragraph-rsid="0009b837" style:font-size-asian="14pt" style:font-size-complex="16pt"/>
    </style:style>
    <style:style style:name="P5" style:family="paragraph" style:parent-style-name="Standard">
      <style:text-properties style:font-name="DejaVu Sans Condensed" fo:font-size="14pt" style:text-underline-style="solid" style:text-underline-width="auto" style:text-underline-color="font-color" fo:font-weight="bold" officeooo:rsid="0009b837" officeooo:paragraph-rsid="0009b837"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DejaVu Sans Condensed" fo:font-size="14pt" style:text-underline-style="solid" style:text-underline-width="auto" style:text-underline-color="font-color" fo:font-weight="bold" officeooo:rsid="0009b837" officeooo:paragraph-rsid="0009b837"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DejaVu Sans Condensed" fo:font-size="14pt" style:text-underline-style="solid" style:text-underline-width="auto" style:text-underline-color="font-color" fo:font-weight="bold" officeooo:rsid="000ea35f" officeooo:paragraph-rsid="000ea35f"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DejaVu Sans Condensed" fo:font-size="14pt" style:text-underline-style="solid" style:text-underline-width="auto" style:text-underline-color="font-color" fo:font-weight="bold" officeooo:rsid="00105f18" officeooo:paragraph-rsid="00105f18" style:font-size-asian="12.25pt" style:font-weight-asian="bold" style:font-size-complex="14pt" style:font-weight-complex="bold"/>
    </style:style>
    <style:style style:name="P9" style:family="paragraph" style:parent-style-name="Standard">
      <style:paragraph-properties fo:text-align="justify" style:justify-single-word="false"/>
      <style:text-properties style:font-name="DejaVu Sans Condensed" fo:font-size="14pt" style:text-underline-style="solid" style:text-underline-width="auto" style:text-underline-color="font-color" fo:font-weight="bold" officeooo:rsid="0010f883" officeooo:paragraph-rsid="0010f883"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style:font-name="DejaVu Sans Condensed" fo:font-size="12pt" style:text-underline-style="solid" style:text-underline-width="auto" style:text-underline-color="font-color" fo:font-weight="bold" officeooo:rsid="00105f18" officeooo:paragraph-rsid="00105f18"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DejaVu Sans Condensed" fo:font-size="12pt" style:text-underline-style="solid" style:text-underline-width="auto" style:text-underline-color="font-color" fo:font-weight="bold" officeooo:rsid="0010f883" officeooo:paragraph-rsid="0010f883"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DejaVu Sans Condensed" fo:font-size="12pt" style:text-underline-style="solid" style:text-underline-width="auto" style:text-underline-color="font-color" fo:font-weight="bold" officeooo:rsid="0011b19e" officeooo:paragraph-rsid="0011b19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DejaVu Sans Condensed" fo:font-size="12pt" style:text-underline-style="none" fo:font-weight="normal" officeooo:rsid="000ea35f" officeooo:paragraph-rsid="000ea35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ans Condensed" fo:font-size="12pt" style:text-underline-style="none" fo:font-weight="bold" officeooo:rsid="000ea35f" officeooo:paragraph-rsid="000ea35f"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DejaVu Sans Condensed" fo:font-size="12pt" style:text-underline-style="none" fo:font-weight="bold" officeooo:rsid="000f839a" officeooo:paragraph-rsid="000f839a"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DejaVu Sans Condensed" fo:font-size="12pt" style:text-underline-style="none" fo:font-weight="bold" officeooo:rsid="001052ac" officeooo:paragraph-rsid="001052ac" style:font-size-asian="10.5pt" style:font-weight-asian="bold" style:font-size-complex="12pt" style:font-weight-complex="bold"/>
    </style:style>
    <style:style style:name="P17" style:family="paragraph" style:parent-style-name="Table_20_Contents">
      <style:text-properties style:font-name="DejaVu Sans Mono" fo:font-size="10pt" style:font-size-asian="10pt" style:font-size-complex="10pt"/>
    </style:style>
    <style:style style:name="P18" style:family="paragraph" style:parent-style-name="Table_20_Contents">
      <style:text-properties style:font-name="DejaVu Sans Mono" fo:font-size="10pt" officeooo:rsid="000a6d07" officeooo:paragraph-rsid="000a6d07" style:font-size-asian="10pt" style:font-size-complex="10pt"/>
    </style:style>
    <style:style style:name="P19" style:family="paragraph" style:parent-style-name="Table_20_Contents">
      <style:text-properties style:font-name="DejaVu Sans Mono" fo:font-size="10pt" officeooo:rsid="000a6d07" officeooo:paragraph-rsid="000bfd32" style:font-size-asian="10pt" style:font-size-complex="10pt"/>
    </style:style>
    <style:style style:name="P20" style:family="paragraph" style:parent-style-name="Table_20_Contents">
      <style:text-properties style:font-name="DejaVu Sans Mono" fo:font-size="10pt" officeooo:rsid="000a6d07" officeooo:paragraph-rsid="000d532b" style:font-size-asian="10pt" style:font-size-complex="10pt"/>
    </style:style>
    <style:style style:name="P21" style:family="paragraph" style:parent-style-name="Table_20_Contents">
      <style:text-properties style:font-name="DejaVu Sans Condensed" fo:font-size="10pt" officeooo:rsid="000bfd32" officeooo:paragraph-rsid="000bfd32" style:font-size-asian="10pt" style:font-size-complex="10pt"/>
    </style:style>
    <style:style style:name="P22" style:family="paragraph" style:parent-style-name="Table_20_Contents">
      <style:text-properties style:font-name="DejaVu Sans Condensed" fo:font-size="10pt" officeooo:rsid="000d532b" officeooo:paragraph-rsid="000d532b" style:font-size-asian="10pt" style:font-size-complex="10pt"/>
    </style:style>
    <style:style style:name="T1" style:family="text">
      <style:text-properties officeooo:rsid="000a6d07"/>
    </style:style>
    <style:style style:name="T2" style:family="text">
      <style:text-properties officeooo:rsid="000bfd32"/>
    </style:style>
    <style:style style:name="T3" style:family="text">
      <style:text-properties style:font-name="DejaVu Sans Condensed" officeooo:rsid="000bfd32"/>
    </style:style>
    <style:style style:name="T4" style:family="text">
      <style:text-properties fo:font-weight="normal" style:font-weight-asian="normal" style:font-weight-complex="normal"/>
    </style:style>
    <style:style style:name="T5" style:family="text">
      <style:text-properties fo:font-weight="normal" officeooo:rsid="000f839a" style:font-weight-asian="normal" style:font-weight-complex="normal"/>
    </style:style>
    <style:style style:name="T6" style:family="text">
      <style:text-properties fo:font-weight="normal" officeooo:rsid="001052ac" style:font-weight-asian="normal" style:font-weight-complex="normal"/>
    </style:style>
    <style:style style:name="T7" style:family="text">
      <style:text-properties fo:font-weight="normal" officeooo:rsid="00105f18" style:font-weight-asian="normal" style:font-weight-complex="normal"/>
    </style:style>
    <style:style style:name="T8" style:family="text">
      <style:text-properties officeooo:rsid="00105f18"/>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0f883" style:font-weight-asian="normal" style:font-weight-complex="normal"/>
    </style:style>
    <style:style style:name="T12" style:family="text">
      <style:text-properties style:text-underline-style="none" fo:font-weight="normal" officeooo:rsid="0011b19e" style:font-weight-asian="normal" style:font-weight-complex="normal"/>
    </style:style>
    <style:style style:name="T13" style:family="text">
      <style:text-properties officeooo:rsid="001353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chivos TDM</text:p>
      <text:p text:style-name="P4"/>
      <text:p text:style-name="P5">Introducción</text:p>
      <text:p text:style-name="P2">La sigla TDM significa “Texto de Datos de Martincholp” y el objetivo es crear un archivo de texto con un formato que permita secciones, que puedan contener propiedades en forma de par clave-valor, comentarios, texto y otras secciones pudiendo anidarlas entre si, <text:span text:style-name="T8">creando una estructura de árbol</text:span>.</text:p>
      <text:p text:style-name="P2">De esta forma se puede lograr un archivo de guardado de datos de fácil lectura y escritura y autocomprensible, pudiendo crearse <text:span text:style-name="T8">manualmente </text:span>o interpretarse <text:span text:style-name="T8">sin mayores dificultades</text:span> por parte del ser humano, sin la utilización de un parser, de forma similar a como lo hace XML.</text:p>
      <text:p text:style-name="P2">Como ejemplo de utilización del formato, podría utilizarse para crear archivos de configuración, bases de datos, o incluso archivos de guardado de algún programa propio si trabajamos un poco diseñando la estructura de ese archivo para que se adapte a la estructura del formato.</text:p>
      <text:p text:style-name="P2"/>
      <text:p text:style-name="P6">Definición del estándar <text:span text:style-name="T13">(versión 0.1)</text:span></text:p>
      <text:p text:style-name="P2">A continuación se ve un ejemplo simple de archivo y a su lado algunas líneas explicativas:</text:p>
      <text:p text:style-name="P1"/>
      <table:table table:name="Tabla1" table:style-name="Tabla1">
        <table:table-column table:style-name="Tabla1.A"/>
        <table:table-column table:style-name="Tabla1.B"/>
        <table:table-column table:style-name="Tabla1.C"/>
        <table:table-row>
          <table:table-cell table:style-name="Tabla1.A1" office:value-type="string">
            <text:p text:style-name="P17">!<text:span text:style-name="T1">clave1 = valor1</text:span></text:p>
            <text:p text:style-name="P17">!<text:span text:style-name="T1">clave2 = valor2</text:span></text:p>
          </table:table-cell>
          <table:table-cell table:style-name="Tabla1.B1" office:value-type="string">
            <text:p text:style-name="P21"/>
          </table:table-cell>
          <table:table-cell table:style-name="Tabla1.C1" office:value-type="string">
            <text:p text:style-name="P21">Pares clave-valor utilizados como propiedades de archivo, para proveer información al parser</text:p>
          </table:table-cell>
        </table:table-row>
        <table:table-row>
          <table:table-cell table:style-name="Tabla1.A1" office:value-type="string">
            <text:p text:style-name="P18">clave = valor3</text:p>
          </table:table-cell>
          <table:table-cell table:style-name="Tabla1.B2" office:value-type="string">
            <text:p text:style-name="P21"/>
          </table:table-cell>
          <table:table-cell table:style-name="Tabla1.C2" office:value-type="string">
            <text:p text:style-name="P21">Propiedad a nivel de documento</text:p>
          </table:table-cell>
        </table:table-row>
        <table:table-row>
          <table:table-cell table:style-name="Tabla1.A1" office:value-type="string">
            <text:p text:style-name="P20">Texto del documento, en varias</text:p>
            <text:p text:style-name="P20">líneas para demostrar otra</text:p>
            <text:p text:style-name="P20">forma de almacenar datos.</text:p>
          </table:table-cell>
          <table:table-cell table:style-name="Tabla1.B3" office:value-type="string">
            <text:p text:style-name="P21"/>
          </table:table-cell>
          <table:table-cell table:style-name="Tabla1.C3" office:value-type="string">
            <text:p text:style-name="P21">Texto a nivel de documento</text:p>
          </table:table-cell>
        </table:table-row>
        <table:table-row>
          <table:table-cell table:style-name="Tabla1.A1" office:value-type="string">
            <text:p text:style-name="P18">‘Com<text:span text:style-name="T2">ienzo de una sección</text:span></text:p>
          </table:table-cell>
          <table:table-cell table:style-name="Tabla1.B4" office:value-type="string">
            <text:p text:style-name="P21"/>
          </table:table-cell>
          <table:table-cell table:style-name="Tabla1.C4" office:value-type="string">
            <text:p text:style-name="P21">Comentario en una línea</text:p>
          </table:table-cell>
        </table:table-row>
        <table:table-row>
          <table:table-cell table:style-name="Tabla1.A1" office:value-type="string">
            <text:p text:style-name="P18"><text:span text:style-name="T2">Primera</text:span> { <text:s/></text:p>
          </table:table-cell>
          <table:table-cell table:style-name="Tabla1.B5" office:value-type="string">
            <text:p text:style-name="P21"/>
          </table:table-cell>
          <table:table-cell table:style-name="Tabla1.C5" office:value-type="string">
            <text:p text:style-name="P21">Comienzo de la sección Primera</text:p>
          </table:table-cell>
        </table:table-row>
        <table:table-row>
          <table:table-cell table:style-name="Tabla1.A1" office:value-type="string">
            <text:p text:style-name="P18"/>
            <text:p text:style-name="P18">Texto de <text:span text:style-name="T2">Primera</text:span></text:p>
            <text:p text:style-name="P18"/>
          </table:table-cell>
          <table:table-cell table:style-name="Tabla1.B6" office:value-type="string">
            <text:p text:style-name="P21"/>
          </table:table-cell>
          <table:table-cell table:style-name="Tabla1.C6" office:value-type="string">
            <text:p text:style-name="P21">Texto a nivel de la sección Primera. Notar que las líneas en blanco también forman parte del texto.</text:p>
          </table:table-cell>
        </table:table-row>
        <table:table-row>
          <table:table-cell table:style-name="Tabla1.A1" office:value-type="string">
            <text:p text:style-name="P18">clave1 = valor1</text:p>
          </table:table-cell>
          <table:table-cell table:style-name="Tabla1.B7" office:value-type="string">
            <text:p text:style-name="P21"/>
          </table:table-cell>
          <table:table-cell table:style-name="Tabla1.C7" office:value-type="string">
            <text:p text:style-name="P21">Propiedad a nivel de la sección Primera</text:p>
          </table:table-cell>
        </table:table-row>
        <table:table-row>
          <table:table-cell table:style-name="Tabla1.A1" office:value-type="string">
            <text:p text:style-name="P19"><text:span text:style-name="T2">Segunda</text:span> { <text:span text:style-name="T3"><text:s/>‘ Comentario 2</text:span></text:p>
          </table:table-cell>
          <table:table-cell table:style-name="Tabla1.B8" office:value-type="string">
            <text:p text:style-name="P21"/>
          </table:table-cell>
          <table:table-cell table:style-name="Tabla1.C8" office:value-type="string">
            <text:p text:style-name="P21">Comienzo una sección anidada y comentario al final de la línea</text:p>
          </table:table-cell>
        </table:table-row>
        <table:table-row>
          <table:table-cell table:style-name="Tabla1.A1" office:value-type="string">
            <text:p text:style-name="P18">Texto de <text:span text:style-name="T2">Segunda</text:span></text:p>
          </table:table-cell>
          <table:table-cell table:style-name="Tabla1.B9" office:value-type="string">
            <text:p text:style-name="P22"/>
          </table:table-cell>
          <table:table-cell table:style-name="Tabla1.C9" office:value-type="string">
            <text:p text:style-name="P22">Texto a nivel de la sección anidada Segunda</text:p>
          </table:table-cell>
        </table:table-row>
        <table:table-row>
          <table:table-cell table:style-name="Tabla1.A1" office:value-type="string">
            <text:p text:style-name="P20">clave1 = valor1 ‘Esta clave</text:p>
            <text:p text:style-name="P20"><text:s text:c="16"/>‘no interfiere</text:p>
            <text:p text:style-name="P20"><text:s text:c="16"/>‘con la de</text:p>
            <text:p text:style-name="P20"><text:s text:c="16"/>‘<text:span text:style-name="T2">Primera</text:span></text:p>
          </table:table-cell>
          <table:table-cell table:style-name="Tabla1.B10" office:value-type="string">
            <text:p text:style-name="P22"/>
          </table:table-cell>
          <table:table-cell table:style-name="Tabla1.C10" office:value-type="string">
            <text:p text:style-name="P22">Propiedad de la sección anidada Segunda. Además se puede ver también la utilización de comentarios al final de línea y en una línea.</text:p>
          </table:table-cell>
        </table:table-row>
        <table:table-row>
          <table:table-cell table:style-name="Tabla1.A1" office:value-type="string">
            <text:p text:style-name="P18">Continúa texto de <text:span text:style-name="T2">Segunda</text:span></text:p>
          </table:table-cell>
          <table:table-cell table:style-name="Tabla1.B11" office:value-type="string">
            <text:p text:style-name="P22"/>
          </table:table-cell>
          <table:table-cell table:style-name="Tabla1.C11" office:value-type="string">
            <text:p text:style-name="P22">Se puede seguir agregando texto a la sección </text:p>
          </table:table-cell>
        </table:table-row>
        <table:table-row>
          <table:table-cell table:style-name="Tabla1.A1" office:value-type="string">
            <text:p text:style-name="P18">} ‘Cierre de <text:span text:style-name="T2">Segunda</text:span></text:p>
          </table:table-cell>
          <table:table-cell table:style-name="Tabla1.B12" office:value-type="string">
            <text:p text:style-name="P22"/>
          </table:table-cell>
          <table:table-cell table:style-name="Tabla1.C12" office:value-type="string">
            <text:p text:style-name="P22">Línea de cierre de la sección Segunda</text:p>
          </table:table-cell>
        </table:table-row>
        <table:table-row>
          <table:table-cell table:style-name="Tabla1.A1" office:value-type="string">
            <text:p text:style-name="P18">} ‘Cierre de <text:span text:style-name="T2">Primera</text:span></text:p>
          </table:table-cell>
          <table:table-cell table:style-name="Tabla1.B13" office:value-type="string">
            <text:p text:style-name="P22"/>
          </table:table-cell>
          <table:table-cell table:style-name="Tabla1.C13" office:value-type="string">
            <text:p text:style-name="P22">Línea de cierre de la sección Primera</text:p>
          </table:table-cell>
        </table:table-row>
      </table:table>
      <text:p text:style-name="P1"/>
      <text:p text:style-name="P7">Entidades del documento</text:p>
      <text:p text:style-name="P13">Las entidades son aquellas estructuras que definen un documento TDM. Las distintas entidades que podemos encontrar son las siguientes:</text:p>
      <text:p text:style-name="P13"/>
      <text:p text:style-name="P14">Propiedad de archivo:<text:span text:style-name="T4"> Son pares clave-valor que están en las primeras líneas del documento y siempre empiezan con un signo de cierre de exclamación (</text:span>!<text:span text:style-name="T4">).</text:span></text:p>
      <text:p text:style-name="P14"><text:soft-page-break/><text:span text:style-name="T4">Se utilizan para informar al parser sobre el archivo y así poder establecer una configuración distinta a la utilizada por defecto si fuera necesario. Por el momento la única propiedad de archivo definida es la versión del estándar utilizada para escribir el documento, y su sintaxis es la siguiente:</text:span></text:p>
      <text:p text:style-name="P14"><text:span text:style-name="T4"><text:tab/><text:tab/>!version = 0.1</text:span></text:p>
      <text:p text:style-name="P14"><text:span text:style-name="T4">Esto le indica al parser que debe leer el archivo de forma tal que sea compatible con la versión 0.1 del estándar, única versión disponible por el momento.</text:span></text:p>
      <text:p text:style-name="P14"><text:span text:style-name="T4"/></text:p>
      <text:p text:style-name="P14">Texto de entidad:<text:span text:style-name="T4"> Cada línea que no se identifique como otro tipo de entidad será tratada como texto </text:span><text:span text:style-name="T5">de entidad </text:span><text:span text:style-name="T4">y formará parte del texto </text:span><text:span text:style-name="T5">ya sea</text:span><text:span text:style-name="T4"> de documento o de sección, según el nivel de anidación en donde se encuentre. </text:span><text:span text:style-name="T6">En caso de querer utilizar un caracter especial se debe escapar para evitar que la línea sea identificada con alguna otra entidad.</text:span></text:p>
      <text:p text:style-name="P14"><text:span text:style-name="T4">Las líneas serán tratadas sin modificaciones </text:span><text:span text:style-name="T5">(a excepción de los caracteres escapados), por lo que tanto los saltos de línea, las líneas compuestas por espacios, o texto con espacios al principio o al final, serán tomados tal cual están formando parte del texto de entidad.</text:span></text:p>
      <text:p text:style-name="P14"><text:span text:style-name="T5"/></text:p>
      <text:p text:style-name="P15">Comentario:<text:span text:style-name="T4"> Son comentarios agregados para una mejor comprensión de los datos del archivo por parte de las personas. Siempre comienzan con una comilla simple </text:span><text:span text:style-name="T7">(</text:span><text:span text:style-name="T8">‘</text:span><text:span text:style-name="T7">)</text:span><text:span text:style-name="T4"> y se extienden hasta el final de la línea, pudiendo ocupar toda una línea exclusivamente para comentario, o quedando al final de la línea luego de una sentencia de otro tipo. Cada vez que el parser encuentre una comilla simple que no ha sido escapada ignorará lo que esté a la derecha de la misma hasta el final de la línea, </text:span><text:span text:style-name="T6">por lo que dentro de un comentario no es necesario escapar los caracteres especiales</text:span><text:span text:style-name="T4">.</text:span></text:p>
      <text:p text:style-name="P15"><text:span text:style-name="T4"/></text:p>
      <text:p text:style-name="P15">Propiedades:<text:span text:style-name="T4"> Pueden estar a nivel de documento o de sección y representan los datos que se van a guardar. Se definen como una estructura de tipo clave-valor en una línea identificada con un signo igual (</text:span>=<text:span text:style-name="T4">) utilizado para separar ambas partes, estando la clave ubicada a la izquierda del signo y el valor a la derecha. No se permite la existencia de mas de un signo igual en una misma línea (si pueden estar escapados). </text:span><text:span text:style-name="T6">Tampoco pueden haber dos claves iguales en el mismo nivel de anidación, es decir en la misma sección o en el documento. Por último, en la clave se eliminarán todos los espacios y tabuladores que se encuentren al principio o al final del nombre si los hubiere, pero los valores permanecerán sin modificaciones. En caso de querer utilizar algún caracter especial en la clave o el valor, el mismo debe estar escapado.</text:span></text:p>
      <text:p text:style-name="P15"><text:span text:style-name="T6"/></text:p>
      <text:p text:style-name="P16">Secciones:<text:span text:style-name="T4"> La última entidad presente en este formato son las secciones y podríamos decir que junto con las propiedades son las mas importantes, ya que mientras las propiedades guardan la información en cuestión, las secciones brindan la estructura en la que se apoya todo el formato.</text:span></text:p>
      <text:p text:style-name="P16"><text:span text:style-name="T4">La forma de reconocer una sección es por la utilización de las llaves de apertura (</text:span>{<text:span text:style-name="T4">) en una línea. </text:span><text:span text:style-name="T7">Cuando se encuentra ésta llave se comienza un a sección, siendo lo que esté a su izquierda el nombre de la misma y</text:span><text:span text:style-name="T4"> todo lo siguiente </text:span><text:span text:style-name="T7">serán las entidades correspondientes de la sección creada. La finalización de la sección se indicará con una llave de cierre (</text:span><text:span text:style-name="T8">}</text:span><text:span text:style-name="T7">) ubicada al mismo nivel de anidación.</text:span></text:p>
      <text:p text:style-name="P16"><text:span text:style-name="T7">La secciones p</text:span><text:span text:style-name="T4">ueden estar a nivel de documento o estar dentro de otra sección permitiendo la anidación de las mismas, y estableciendo de ésta forma una jerarquía entre </text:span><text:span text:style-name="T7">el</text:span><text:span text:style-name="T4">las. Además es posible tener mas de una sección con el mismo nombre dentro de un mismo nivel, por lo que al momento de buscar una sección por su nombre en un nivel particular el parser debe devolver una lista con todas las secciones encontradas con ese nombre en ese nivel.</text:span></text:p>
      <text:p text:style-name="P16"><text:soft-page-break/><text:span text:style-name="T7">Por último e</text:span><text:span text:style-name="T4">n las secciones, al igual que en las claves de las propiedades, se modificará su nombre <text:s/>quitando los espacios y tabuladores que se encuentren al principio o al final si los hubiere. </text:span></text:p>
      <text:p text:style-name="P16"><text:span text:style-name="T4"/></text:p>
      <text:p text:style-name="P8">Caracteres especiales</text:p>
      <text:p text:style-name="P10"><text:span text:style-name="T10">Son los caracteres que definen la sintaxis del archivo, y a través de ellos se pueden identificar los distintos tipos de línea que el parser va encontrando a medida que lee el archivo, y que le permiten ir creando las distintas entidades. Los caracteres especiales de la versión 0.1 son los siguientes:</text:span></text:p>
      <text:p text:style-name="P10"><text:span text:style-name="T10"><text:tab/>!</text:span></text:p>
      <text:p text:style-name="P10"><text:span text:style-name="T10"><text:tab/>{</text:span></text:p>
      <text:p text:style-name="P10"><text:span text:style-name="T10"><text:tab/>}</text:span></text:p>
      <text:p text:style-name="P10"><text:span text:style-name="T10"><text:tab/>=</text:span></text:p>
      <text:p text:style-name="P10"><text:span text:style-name="T10"><text:tab/>‘</text:span></text:p>
      <text:p text:style-name="P10"><text:span text:style-name="T10"><text:tab/>/</text:span></text:p>
      <text:p text:style-name="P10"><text:span text:style-name="T10">Los primeros 5 caracteres mostrados ya fueron explicados en párrafos anteriores, faltando solo la explicación del uso de la barra (</text:span><text:span text:style-name="T9">/</text:span><text:span text:style-name="T10">). </text:span><text:span text:style-name="T11">El uso que se le da a la barra es el de caracter de escape, para poder escapar cualquiera de los caracteres especiales pudiendo utilizarlos tanto en el nombre de las secciones, en texto de entidades, y en las claves y valores de las propiedades. Dentro de un comentario no es necesario escapar los caracteres, ya que al iniciar el comentario el parser ignora todo lo siguiente hasta el final de la línea. Para utilizarla se debe anteponer al caracter que se desea escapar. Incluso se puede escapar la propia barra, ya que también es un caracter especial. Los caracteres al ser escapados quedarían de la siguiente forma:</text:span></text:p>
      <text:p text:style-name="P10"><text:span text:style-name="T11"><text:tab/>/!</text:span></text:p>
      <text:p text:style-name="P10"><text:span text:style-name="T11"><text:tab/>/{</text:span></text:p>
      <text:p text:style-name="P10"><text:span text:style-name="T11"><text:tab/>/}</text:span></text:p>
      <text:p text:style-name="P10"><text:span text:style-name="T11"><text:tab/>/=</text:span></text:p>
      <text:p text:style-name="P10"><text:span text:style-name="T11"><text:tab/>/’</text:span></text:p>
      <text:p text:style-name="P10"><text:span text:style-name="T11"><text:tab/>//</text:span></text:p>
      <text:p text:style-name="P10"><text:span text:style-name="T11"/></text:p>
      <text:p text:style-name="P9">Conclusiones</text:p>
      <text:p text:style-name="P11"><text:span text:style-name="T10">El tipo de archivo TDM permite mucha flexibilidad a la hora de almacenar datos, como también robustez e integridad en el formato. La utilización de los caracteres especiales en los nombres y valores de las entidades, mediante el escapado de los mismos, permite que se pueda utilizar cualquier palabra sin restricciones en las propias entidades. Además la existencia de las diferentes formas de almacenamiento (propiedades y texto) permite que los datos tengan una estructura propia, pudiendo, por ejemplo, usar el texto para formatear un tipo de dato particular. Incluso la utilización de los comentarios podría emplearse para tal fin, aunque no se recomienda esta práctica ya que el comportamiento queda exclusivamente sujeto a la forma de administrar los comentarios que realiza el parser usado. </text:span><text:span text:style-name="T12">La forma de presentar los distintos bloques de texto encontrado en una entidad también queda a cargo del parser.</text:span></text:p>
      <text:p text:style-name="P12"><text:span text:style-name="T10">Como última característica del archivo, es el uso de propiedades de archivo, pudiendo configurar el parser para hacer una lectura correcta de la información contenida. Por el momento la única propiedad definida es la versión del estándar utilizado, siendo la v0.1 la versión vigente.</text:span></text:p>
      <text:p text:style-name="P12"><text:span text:style-name="T10">En futuras revisiones se pueden agregar mas propiedades de archivo como también modificar el comportamiento que se espera del parser ante ciertas situaciones. Sin embargo todos los cambios serán debidamente documentados y serán lanzados en otras versiones, por lo que haciendo uso de la propiedad </text:span><text:span text:style-name="T9">!version</text:span><text:span text:style-name="T10"> se puede preparar al </text:span><text:soft-page-break/><text:span text:style-name="T10">parser para un correcto análisis de los datos, o para rechazar la lectura del archivo si el parser no es compatible.</text:span></text:p>
      <text:p text:style-name="P1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9:10:18.131156952</meta:creation-date>
    <dc:date>2019-01-31T11:13:40.221841370</dc:date>
    <meta:editing-duration>PT3M8S</meta:editing-duration>
    <meta:editing-cycles>1</meta:editing-cycles>
    <meta:document-statistic meta:table-count="1" meta:image-count="0" meta:object-count="0" meta:page-count="4" meta:paragraph-count="72" meta:word-count="1513" meta:character-count="8985" meta:non-whitespace-character-count="7476"/>
    <meta:generator>LibreOffice/5.1.6.2$Linux_X86_64 LibreOffice_project/10m0$Build-2</meta:generator>
  </office:meta>
</office:document-meta>
</file>